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Inter" svg:font-family="In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3.5417in"/>
    </style:style>
    <style:style style:name="Table2.A1" style:family="table-cell">
      <style:table-cell-properties fo:padding="0.0382in" fo:border="0.5pt solid #000000"/>
    </style:style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0.35in" style:rel-column-width="3311*"/>
    </style:style>
    <style:style style:name="Table1.B" style:family="table-column">
      <style:table-column-properties style:column-width="5.1903in" style:rel-column-width="49116*"/>
    </style:style>
    <style:style style:name="Table1.C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2958in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0.3542in" style:rel-column-width="3350*"/>
    </style:style>
    <style:style style:name="Table3.B" style:family="table-column">
      <style:table-column-properties style:column-width="1.3972in" style:rel-column-width="13225*"/>
    </style:style>
    <style:style style:name="Table3.C" style:family="table-column">
      <style:table-column-properties style:column-width="1.1444in" style:rel-column-width="10833*"/>
    </style:style>
    <style:style style:name="Table3.D" style:family="table-column">
      <style:table-column-properties style:column-width="2.6417in" style:rel-column-width="24998*"/>
    </style:style>
    <style:style style:name="Table3.E" style:family="table-column">
      <style:table-column-properties style:column-width="1.3875in" style:rel-column-width="1312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7" style:family="table-row">
      <style:table-row-properties style:min-row-height="0.2958in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0.3535in" style:rel-column-width="3344*"/>
    </style:style>
    <style:style style:name="Table4.B" style:family="table-column">
      <style:table-column-properties style:column-width="1.3965in" style:rel-column-width="13218*"/>
    </style:style>
    <style:style style:name="Table4.C" style:family="table-column">
      <style:table-column-properties style:column-width="3.7896in" style:rel-column-width="35865*"/>
    </style:style>
    <style:style style:name="Table4.D" style:family="table-column">
      <style:table-column-properties style:column-width="1.3854in" style:rel-column-width="1310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100%" fo:text-align="end" style:justify-single-word="false"/>
      <style:text-properties fo:color="#666666" loext:opacity="100%"/>
    </style:style>
    <style:style style:name="P2" style:family="paragraph" style:parent-style-name="Table_20_Contents">
      <style:text-properties style:font-name="Calibri" fo:font-size="11pt" officeooo:rsid="00f2e2c1" officeooo:paragraph-rsid="00f2e2c1" style:font-size-asian="11pt" style:font-size-complex="11pt"/>
    </style:style>
    <style:style style:name="P3" style:family="paragraph" style:parent-style-name="Table_20_Contents">
      <style:text-properties style:font-name="Calibri" fo:font-size="11pt" officeooo:rsid="00f2e2c1" officeooo:paragraph-rsid="0139ae8e" style:font-size-asian="11pt" style:font-size-complex="11pt"/>
    </style:style>
    <style:style style:name="P4" style:family="paragraph" style:parent-style-name="Table_20_Contents">
      <style:text-properties style:font-name="Calibri" fo:font-size="11pt" officeooo:rsid="00f2e2c1" officeooo:paragraph-rsid="014f6fb2" style:font-size-asian="11pt" style:font-size-complex="11pt"/>
    </style:style>
    <style:style style:name="P5" style:family="paragraph" style:parent-style-name="Table_20_Contents">
      <style:text-properties style:font-name="Calibri" fo:font-size="11pt" officeooo:rsid="00f3baac" officeooo:paragraph-rsid="00f3baac" style:font-size-asian="11pt" style:font-size-complex="11pt"/>
    </style:style>
    <style:style style:name="P6" style:family="paragraph" style:parent-style-name="Table_20_Contents">
      <style:text-properties style:font-name="Calibri" fo:font-size="11pt" officeooo:rsid="00f3baac" officeooo:paragraph-rsid="0139ae8e" style:font-size-asian="11pt" style:font-size-complex="11pt"/>
    </style:style>
    <style:style style:name="P7" style:family="paragraph" style:parent-style-name="Table_20_Contents">
      <style:text-properties style:font-name="Calibri" fo:font-size="11pt" officeooo:rsid="00f3baac" officeooo:paragraph-rsid="014f6fb2" style:font-size-asian="11pt" style:font-size-complex="11pt"/>
    </style:style>
    <style:style style:name="P8" style:family="paragraph" style:parent-style-name="Table_20_Contents">
      <style:text-properties style:font-name="Calibri" fo:font-size="11pt" officeooo:rsid="00f4cf85" officeooo:paragraph-rsid="00f4cf85" style:font-size-asian="11pt" style:font-size-complex="11pt"/>
    </style:style>
    <style:style style:name="P9" style:family="paragraph" style:parent-style-name="Table_20_Contents">
      <style:text-properties style:font-name="Calibri" fo:font-size="11pt" officeooo:rsid="00f4cf85" officeooo:paragraph-rsid="0139ae8e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f73c3a" officeooo:paragraph-rsid="00f73c3a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fc362b" officeooo:paragraph-rsid="00fc362b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fc362b" officeooo:paragraph-rsid="00fd3264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fc362b" officeooo:paragraph-rsid="01014386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fc362b" officeooo:paragraph-rsid="0139ae8e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fc362b" officeooo:paragraph-rsid="013d207c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fc362b" officeooo:paragraph-rsid="014f6fb2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fc362b" officeooo:paragraph-rsid="015378bc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012811" officeooo:paragraph-rsid="01012811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012811" officeooo:paragraph-rsid="0139ae8e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028128" officeooo:paragraph-rsid="01028128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028128" officeooo:paragraph-rsid="0139ae8e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3d207c" officeooo:paragraph-rsid="013d207c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410818" officeooo:paragraph-rsid="01410818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410818" officeooo:paragraph-rsid="0159998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410818" officeooo:paragraph-rsid="015af22b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44e58e" officeooo:paragraph-rsid="0144e58e" style:font-size-asian="11pt" style:font-size-complex="11pt"/>
    </style:style>
    <style:style style:name="P27" style:family="paragraph" style:parent-style-name="Table_20_Contents">
      <style:text-properties style:font-name="Calibri" fo:font-size="11pt" officeooo:rsid="0146cc80" officeooo:paragraph-rsid="0146cc80" style:font-size-asian="11pt" style:font-size-complex="11pt"/>
    </style:style>
    <style:style style:name="P28" style:family="paragraph" style:parent-style-name="Table_20_Contents">
      <style:text-properties style:font-name="Calibri" fo:font-size="11pt" officeooo:rsid="0146cc80" officeooo:paragraph-rsid="014712e8" style:font-size-asian="11pt" style:font-size-complex="11pt"/>
    </style:style>
    <style:style style:name="P29" style:family="paragraph" style:parent-style-name="Table_20_Contents">
      <style:text-properties style:font-name="Calibri" fo:font-size="11pt" officeooo:rsid="0146cc80" officeooo:paragraph-rsid="0152b343" style:font-size-asian="11pt" style:font-size-complex="11pt"/>
    </style:style>
    <style:style style:name="P30" style:family="paragraph" style:parent-style-name="Table_20_Contents">
      <style:text-properties style:font-name="Calibri" fo:font-size="11pt" officeooo:rsid="0147147f" officeooo:paragraph-rsid="0147147f" style:font-size-asian="11pt" style:font-size-complex="11pt"/>
    </style:style>
    <style:style style:name="P31" style:family="paragraph" style:parent-style-name="Table_20_Contents">
      <style:text-properties style:font-name="Calibri" fo:font-size="11pt" officeooo:rsid="0147147f" officeooo:paragraph-rsid="0152b343" style:font-size-asian="11pt" style:font-size-complex="11pt"/>
    </style:style>
    <style:style style:name="P32" style:family="paragraph" style:parent-style-name="Table_20_Contents">
      <style:text-properties style:font-name="Calibri" fo:font-size="11pt" officeooo:rsid="0149d017" officeooo:paragraph-rsid="0149d017" style:font-size-asian="11pt" style:font-size-complex="11pt"/>
    </style:style>
    <style:style style:name="P33" style:family="paragraph" style:parent-style-name="Table_20_Contents">
      <style:text-properties style:font-name="Calibri" fo:font-size="11pt" officeooo:rsid="014bc67e" officeooo:paragraph-rsid="014bc67e" style:font-size-asian="11pt" style:font-size-complex="11pt"/>
    </style:style>
    <style:style style:name="P34" style:family="paragraph" style:parent-style-name="Table_20_Contents">
      <style:text-properties style:font-name="Calibri" fo:font-size="11pt" officeooo:rsid="01533cb9" officeooo:paragraph-rsid="01533cb9" style:font-size-asian="11pt" style:font-size-complex="11pt"/>
    </style:style>
    <style:style style:name="P35" style:family="paragraph" style:parent-style-name="Table_20_Contents">
      <style:text-properties style:font-name="Calibri" fo:font-size="11pt" officeooo:rsid="0153e0a3" officeooo:paragraph-rsid="0153e0a3" style:font-size-asian="11pt" style:font-size-complex="11pt"/>
    </style:style>
    <style:style style:name="P36" style:family="paragraph" style:parent-style-name="Table_20_Contents">
      <style:text-properties style:font-name="Calibri" fo:font-size="11pt" officeooo:rsid="0156b8e6" officeooo:paragraph-rsid="0156b8e6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578a11" officeooo:paragraph-rsid="01578a11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57f88c" officeooo:paragraph-rsid="0157f88c" style:font-size-asian="11pt" style:font-size-complex="11pt"/>
    </style:style>
    <style:style style:name="P39" style:family="paragraph" style:parent-style-name="Table_20_Contents">
      <style:text-properties style:font-name="Calibri" fo:font-size="11pt" officeooo:rsid="0159998a" officeooo:paragraph-rsid="0159998a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5af22b" officeooo:paragraph-rsid="015af22b" style:font-size-asian="11pt" style:font-size-complex="11pt"/>
    </style:style>
    <style:style style:name="P41" style:family="paragraph" style:parent-style-name="Table_20_Contents">
      <style:text-properties style:font-name="Calibri" fo:font-size="11pt" fo:font-weight="bold" officeooo:rsid="00f2e2c1" officeooo:paragraph-rsid="00f2e2c1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style:font-name="Calibri" fo:font-size="11pt" fo:font-weight="bold" officeooo:rsid="00f2e2c1" officeooo:paragraph-rsid="0139ae8e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style:font-name="Calibri" fo:font-size="11pt" fo:font-weight="bold" officeooo:rsid="00f2e2c1" officeooo:paragraph-rsid="014f6fb2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style:font-name="Calibri" fo:font-size="11pt" fo:font-weight="bold" officeooo:rsid="0139ecd1" officeooo:paragraph-rsid="0139ecd1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font-name="Calibri" fo:font-size="11pt" fo:font-weight="bold" officeooo:rsid="01494cd6" officeooo:paragraph-rsid="01494cd6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Calibri" fo:font-size="11pt" fo:font-weight="bold" officeooo:rsid="014bc67e" officeooo:paragraph-rsid="014bc67e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style:font-name="Calibri" fo:font-size="11pt" fo:font-weight="bold" officeooo:rsid="014f6fb2" officeooo:paragraph-rsid="014f6fb2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style:font-name="Calibri" fo:font-size="11pt" fo:font-weight="bold" officeooo:rsid="01511008" officeooo:paragraph-rsid="01511008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margin-left="0in" fo:margin-right="0in" fo:margin-top="0in" fo:margin-bottom="0in" style:contextual-spacing="true" fo:text-indent="0in" style:auto-text-indent="false"/>
      <style:text-properties fo:font-size="11pt" style:font-size-asian="11pt" style:font-size-complex="11pt"/>
    </style:style>
    <style:style style:name="P50" style:family="paragraph" style:parent-style-name="Text_20_body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letter-spacing="normal" fo:font-style="normal" style:text-underline-style="none" fo:font-weight="normal" officeooo:rsid="0014c243" officeooo:paragraph-rsid="00eaa613" style:text-blinking="false" fo:background-color="transparent" style:font-name-asian="Inter" style:font-size-asian="11pt" style:font-style-asian="normal" style:font-name-complex="Inter" style:font-size-complex="11pt" style:font-style-complex="normal"/>
    </style:style>
    <style:style style:name="P51" style:family="paragraph" style:parent-style-name="Text_20_body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7bba1e" officeooo:paragraph-rsid="0127bfe0" style:text-blinking="false" fo:background-color="transparent" style:font-size-asian="11pt" style:font-size-complex="11pt"/>
    </style:style>
    <style:style style:name="P52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officeooo:rsid="00966559" officeooo:paragraph-rsid="012abe5b" style:text-blinking="false" fo:background-color="transparent" style:font-size-asian="11pt" style:font-style-asian="italic" style:font-size-complex="11pt" style:font-style-complex="italic"/>
    </style:style>
    <style:style style:name="P53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officeooo:rsid="006e5dd1" officeooo:paragraph-rsid="0128cef0" style:text-blinking="false" fo:background-color="transparent" style:font-style-asian="italic" style:font-weight-asian="normal" style:font-style-complex="italic" style:font-weight-complex="normal"/>
    </style:style>
    <style:style style:name="P54" style:family="paragraph" style:parent-style-name="Text_20_body">
      <style:text-properties fo:font-variant="normal" fo:text-transform="none" fo:color="#4a86e8" loext:opacity="100%" style:font-name="Calibri" fo:font-size="11pt" fo:font-style="italic" style:text-underline-style="solid" style:text-underline-width="auto" style:text-underline-color="font-color" fo:font-weight="bold" officeooo:rsid="00a5a971" officeooo:paragraph-rsid="012ba894" fo:background-color="transparent" style:font-size-asian="11pt" style:font-style-asian="italic" style:font-size-complex="11pt" style:font-style-complex="italic"/>
    </style:style>
    <style:style style:name="P55" style:family="paragraph" style:parent-style-name="Standard">
      <style:text-properties officeooo:paragraph-rsid="0139ae8e"/>
    </style:style>
    <style:style style:name="P56" style:family="paragraph" style:parent-style-name="Standard">
      <style:text-properties officeooo:paragraph-rsid="014f6fb2"/>
    </style:style>
    <style:style style:name="P57" style:family="paragraph" style:parent-style-name="Standard">
      <style:text-properties officeooo:paragraph-rsid="0160f7d8"/>
    </style:style>
    <style:style style:name="P58" style:family="paragraph" style:parent-style-name="Standard">
      <style:text-properties officeooo:rsid="01672473" officeooo:paragraph-rsid="01672473"/>
    </style:style>
    <style:style style:name="P59" style:family="paragraph" style:parent-style-name="Standard">
      <style:text-properties officeooo:rsid="01698c3f" officeooo:paragraph-rsid="01698c3f"/>
    </style:style>
    <style:style style:name="P60" style:family="paragraph" style:parent-style-name="Standard">
      <style:text-properties officeooo:rsid="016d2aee" officeooo:paragraph-rsid="017c67ec"/>
    </style:style>
    <style:style style:name="P61" style:family="paragraph" style:parent-style-name="Standard">
      <style:text-properties officeooo:rsid="016eff63" officeooo:paragraph-rsid="016eff63"/>
    </style:style>
    <style:style style:name="P62" style:family="paragraph" style:parent-style-name="Standard">
      <style:text-properties officeooo:rsid="01772ed3" officeooo:paragraph-rsid="01772ed3"/>
    </style:style>
    <style:style style:name="P63" style:family="paragraph" style:parent-style-name="Standard">
      <style:text-properties officeooo:rsid="01808c93" officeooo:paragraph-rsid="01808c93"/>
    </style:style>
    <style:style style:name="P64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fo:font-size="14pt" officeooo:paragraph-rsid="00b89f76" style:font-size-asian="14pt" style:font-size-complex="14pt"/>
    </style:style>
    <style:style style:name="P65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fo:font-size="14pt" officeooo:paragraph-rsid="011f6c46" style:font-size-asian="14pt" style:font-size-complex="14pt"/>
    </style:style>
    <style:style style:name="P66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fo:font-size="14pt" fo:font-weight="bold" officeooo:paragraph-rsid="00c1177f" style:font-size-asian="14pt" style:font-weight-asian="bold" style:font-size-complex="14pt" style:font-weight-complex="bold"/>
    </style:style>
    <style:style style:name="P67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fo:font-variant="normal" fo:text-transform="none" fo:color="#4a86e8" loext:opacity="100%" style:font-name="Calibri" fo:font-size="14pt" fo:font-style="normal" style:text-underline-style="solid" style:text-underline-width="auto" style:text-underline-color="font-color" fo:font-weight="bold" officeooo:paragraph-rsid="00c5e851" fo:background-color="transparent" style:font-size-asian="14pt" style:font-size-complex="14pt"/>
    </style:style>
    <style:style style:name="P68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fo:font-variant="normal" fo:text-transform="none" fo:color="#4a86e8" loext:opacity="100%" style:font-name="Calibri" fo:font-size="14pt" fo:font-style="normal" style:text-underline-style="solid" style:text-underline-width="auto" style:text-underline-color="font-color" fo:font-weight="bold" officeooo:paragraph-rsid="00ca5b9d" fo:background-color="transparent" style:font-size-asian="14pt" style:font-size-complex="14pt"/>
    </style:style>
    <style:style style:name="P69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fo:font-variant="normal" fo:text-transform="none" fo:color="#4a86e8" loext:opacity="100%" style:font-name="Calibri" fo:font-size="14pt" fo:font-style="normal" style:text-underline-style="solid" style:text-underline-width="auto" style:text-underline-color="font-color" fo:font-weight="bold" officeooo:rsid="0165e763" officeooo:paragraph-rsid="0165e763" fo:background-color="transparent" style:font-size-asian="14pt" style:font-size-complex="14pt"/>
    </style:style>
    <style:style style:name="P70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style:font-name="Calibri" fo:font-size="14pt" officeooo:paragraph-rsid="00c70a4f" style:font-size-asian="14pt" style:font-size-complex="14pt"/>
    </style:style>
    <style:style style:name="P71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style:font-name="Calibri" fo:font-size="14pt" officeooo:paragraph-rsid="00ea56f1" style:font-size-asian="14pt" style:font-size-complex="14pt"/>
    </style:style>
    <style:style style:name="P72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style:font-name="Calibri" fo:font-size="14pt" officeooo:paragraph-rsid="0103eb15" style:font-size-asian="14pt" style:font-size-complex="14pt"/>
    </style:style>
    <style:style style:name="P73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style:font-name="Calibri" fo:font-size="14pt" officeooo:paragraph-rsid="014e86a8" style:font-size-asian="14pt" style:font-size-complex="14pt"/>
    </style:style>
    <style:style style:name="P74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style:font-name="Calibri" fo:font-size="14pt" officeooo:rsid="0165e763" officeooo:paragraph-rsid="016617c5" style:font-size-asian="14pt" style:font-size-complex="14pt"/>
    </style:style>
    <style:style style:name="P75" style:family="paragraph" style:parent-style-name="Heading_20_2">
      <style:paragraph-properties fo:margin-left="0in" fo:margin-right="0in" fo:margin-top="0in" fo:margin-bottom="0in" style:contextual-spacing="true" fo:line-height="138%" fo:text-indent="0in" style:auto-text-indent="false" fo:break-before="page" style:writing-mode="lr-tb"/>
      <style:text-properties officeooo:paragraph-rsid="013168d4"/>
    </style:style>
    <style:style style:name="P76" style:family="paragraph" style:parent-style-name="Table_20_Contents">
      <style:text-properties style:font-name="Calibri" fo:font-size="11pt" officeooo:rsid="015af22b" officeooo:paragraph-rsid="015af22b" style:font-size-asian="11pt" style:font-size-complex="11pt"/>
    </style:style>
    <style:style style:name="P77" style:family="paragraph" style:parent-style-name="Table_20_Contents">
      <style:text-properties style:font-name="Calibri" fo:font-size="11pt" officeooo:rsid="00fc362b" officeooo:paragraph-rsid="014f6fb2" style:font-size-asian="11pt" style:font-size-complex="11pt"/>
    </style:style>
    <style:style style:name="P78" style:family="paragraph" style:parent-style-name="Table_20_Contents">
      <style:text-properties style:font-name="Calibri" fo:font-size="11pt" officeooo:rsid="018ac9ab" officeooo:paragraph-rsid="018ac9ab" style:font-size-asian="11pt" style:font-size-complex="11pt"/>
    </style:style>
    <style:style style:name="P79" style:family="paragraph" style:parent-style-name="Text_20_body" style:list-style-name="L1"/>
    <style:style style:name="P80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fo:letter-spacing="normal" style:text-underline-style="none" style:text-blinking="false" fo:background-color="transparent" style:font-name-asian="Inter" style:font-name-complex="Inter"/>
    </style:style>
    <style:style style:name="P81" style:family="paragraph" style:parent-style-name="Text_20_body" style:list-style-name="L2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ba3ab2" style:text-blinking="false" fo:background-color="transparent" style:font-style-asian="normal" style:font-weight-asian="normal" style:font-style-complex="normal" style:font-weight-complex="normal"/>
    </style:style>
    <style:style style:name="P82" style:family="paragraph" style:parent-style-name="Text_20_body" style:list-style-name="L5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ba3ab2" style:text-blinking="false" fo:background-color="transparent" style:font-style-asian="normal" style:font-weight-asian="normal" style:font-style-complex="normal" style:font-weight-complex="normal"/>
    </style:style>
    <style:style style:name="P83" style:family="paragraph" style:parent-style-name="Text_20_body" style:list-style-name="L6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ba3ab2" style:text-blinking="false" fo:background-color="transparent" style:font-style-asian="normal" style:font-weight-asian="normal" style:font-style-complex="normal" style:font-weight-complex="normal"/>
    </style:style>
    <style:style style:name="P84" style:family="paragraph" style:parent-style-name="Text_20_body" style:list-style-name="L7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ba3ab2" style:text-blinking="false" fo:background-color="transparent" style:font-style-asian="normal" style:font-weight-asian="normal" style:font-style-complex="normal" style:font-weight-complex="normal"/>
    </style:style>
    <style:style style:name="P85" style:family="paragraph" style:parent-style-name="Text_20_body" style:list-style-name="L3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ba3ab2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ext_20_body" style:list-style-name="L2"/>
    <style:style style:name="P87" style:family="paragraph" style:parent-style-name="Text_20_body" style:list-style-name="L3"/>
    <style:style style:name="P88" style:family="paragraph" style:parent-style-name="Text_20_body" style:list-style-name="L4"/>
    <style:style style:name="P89" style:family="paragraph" style:parent-style-name="Text_20_body" style:list-style-name="L5"/>
    <style:style style:name="P90" style:family="paragraph" style:parent-style-name="Text_20_body" style:list-style-name="L6"/>
    <style:style style:name="P91" style:family="paragraph" style:parent-style-name="Text_20_body" style:list-style-name="L7"/>
    <style:style style:name="P92" style:family="paragraph" style:parent-style-name="Text_20_body" style:list-style-name="L8"/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ba3ab2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91bc9f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936b4e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officeooo:rsid="00643abe" style:text-blinking="false" fo:background-color="transparent" loext:char-shading-value="0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officeooo:rsid="00649012" style:text-blinking="false" fo:background-color="transparent" loext:char-shading-value="0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officeooo:rsid="009599f7" style:text-blinking="false" fo:background-color="transparent" loext:char-shading-value="0" style:font-size-asian="11pt" style:font-style-asian="italic" style:font-size-complex="11pt" style:font-style-complex="italic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officeooo:rsid="00966559" style:text-blinking="false" fo:background-color="transparent" loext:char-shading-value="0" style:font-size-asian="11pt" style:font-style-asian="italic" style:font-size-complex="11pt" style:font-style-complex="italic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officeooo:rsid="005f050f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officeooo:rsid="005aca18" style:text-blinking="false" fo:background-color="transparent" loext:char-shading-value="0" style:font-style-asian="italic" style:font-style-complex="italic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officeooo:rsid="0072c15f" style:text-blinking="false" fo:background-color="transparent" loext:char-shading-value="0" style:font-style-asian="italic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officeooo:rsid="006e5dd1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officeooo:rsid="007208da" style:text-blinking="false" fo:background-color="transparent" loext:char-shading-value="0" style:font-style-asian="italic" style:font-style-complex="italic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officeooo:rsid="0072e3da" style:text-blinking="false" fo:background-color="transparent" loext:char-shading-value="0" style:font-style-asian="italic" style:font-style-complex="italic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alibri" fo:font-style="italic" style:text-underline-style="none" fo:font-weight="normal" officeooo:rsid="0074d9bf" style:text-blinking="false" fo:background-color="transparent" loext:char-shading-value="0" style:font-style-asian="italic" style:font-style-complex="italic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italic" style:text-underline-style="none" fo:font-weight="normal" style:text-blinking="false" fo:background-color="transparent" loext:char-shading-value="0" style:font-name-asian="Inter" style:font-weight-asian="normal" style:font-name-complex="Inter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bold" officeooo:rsid="002d5137" style:text-blinking="false" fo:background-color="transparent" loext:char-shading-value="0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bold" officeooo:rsid="0031900a" style:text-blinking="false" fo:background-color="transparent" loext:char-shading-value="0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bold" officeooo:rsid="00d5789e" style:text-blinking="false" fo:background-color="transparent" loext:char-shading-value="0" style:font-name-asian="Inter" style:font-style-asian="normal" style:font-weight-asian="bold" style:font-name-complex="Inter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bold" officeooo:rsid="00145482" style:text-blinking="false" fo:background-color="transparent" loext:char-shading-value="0" style:font-name-asian="Inter" style:font-style-asian="normal" style:font-weight-asian="bold" style:font-name-complex="Inter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bold" officeooo:rsid="00d5c5d1" style:text-blinking="false" fo:background-color="transparent" loext:char-shading-value="0" style:font-name-asian="Inter" style:font-style-asian="normal" style:font-weight-asian="bold" style:font-name-complex="Inter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normal" officeooo:rsid="00ba3ab2" style:text-blinking="fals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normal" officeooo:rsid="0109e818" style:text-blinking="false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normal" officeooo:rsid="002d5137" style:text-blinking="false" fo:background-color="transparent" loext:char-shading-value="0" style:font-name-asian="Inter" style:font-style-asian="normal" style:font-weight-asian="normal" style:font-name-complex="Inter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normal" officeooo:rsid="00ba3ab2" style:text-blinking="false" fo:background-color="transparent" loext:char-shading-value="0" style:font-name-asian="Inter" style:font-style-asian="normal" style:font-weight-asian="normal" style:font-name-complex="Inter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normal" officeooo:rsid="0109e818" style:text-blinking="false" fo:background-color="transparent" loext:char-shading-value="0" style:font-name-asian="Inter" style:font-style-asian="normal" style:font-weight-asian="normal" style:font-name-complex="Inter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normal" officeooo:rsid="010b964c" style:text-blinking="false" fo:background-color="transparent" loext:char-shading-value="0" style:font-name-asian="Inter" style:font-style-asian="normal" style:font-weight-asian="normal" style:font-name-complex="Inter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Calibri" fo:letter-spacing="normal" fo:font-style="normal" style:text-underline-style="none" fo:font-weight="normal" officeooo:rsid="010c2375" style:text-blinking="false" fo:background-color="transparent" loext:char-shading-value="0" style:font-name-asian="Inter" style:font-style-asian="normal" style:font-weight-asian="normal" style:font-name-complex="Inter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ba3ab2" style:text-blinking="fals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109e818" style:text-blinking="fals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10a00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703063" style:text-blinking="false" fo:background-color="transparent" loext:char-shading-value="0" style:font-style-asian="normal" style:font-style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cf7b0c" style:text-blinking="false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109e818" style:text-blinking="false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3f6c57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461c7b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5f050f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893920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586ce1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5aca18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5bf7aa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7bba1e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normal" officeooo:rsid="006d800a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5f050f" style:text-blinking="false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837537" style:text-blinking="false" fo:background-color="transparent" loext:char-shading-value="0" style:font-weight-asian="bold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7fd3d2" style:text-blinking="false" fo:background-color="transparent" loext:char-shading-value="0" style:font-weight-asian="bold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846397" style:text-blinking="false" fo:background-color="transparent" loext:char-shading-value="0" style:font-weight-asian="bold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81936b" style:text-blinking="false" fo:background-color="transparent" loext:char-shading-value="0" style:font-weight-asian="bold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ba3ab2" style:text-blinking="false" fo:background-color="transparent" loext:char-shading-value="0" style:font-weight-asian="bold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3e2dc8" style:text-blinking="false" fo:background-color="transparent" loext:char-shading-value="0" style:font-weight-asian="bold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703063" style:text-blinking="false" fo:background-color="transparent" loext:char-shading-value="0" style:font-style-asian="normal" style:font-weight-asian="bold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77ba70" style:text-blinking="false" fo:background-color="transparent" loext:char-shading-value="0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8e5f55" style:text-blinking="false" fo:background-color="transparent" loext:char-shading-value="0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9599f7" style:text-blinking="false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988b34" style:text-blinking="false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ce024a" style:text-blinking="fals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cf7b0c" style:text-blinking="false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13b3cc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Calibri" fo:font-style="normal" style:text-underline-style="none" fo:font-weight="bold" officeooo:rsid="00d42773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58190" style:text-blinking="false" fo:background-color="transparent" loext:char-shading-value="0" style:font-style-asian="normal" style:font-style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872f" style:text-blinking="false" fo:background-color="transparent" loext:char-shading-value="0" style:font-style-asian="normal" style:font-style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84f4c" style:text-blinking="false" fo:background-color="transparent" loext:char-shading-value="0" style:font-style-asian="normal" style:font-style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608af" style:text-blinking="false" fo:background-color="transparent" loext:char-shading-value="0" style:font-style-asian="normal" style:font-style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a6bbf" style:text-blinking="false" fo:background-color="transparent" loext:char-shading-value="0" style:font-style-asian="normal" style:font-style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965ce" style:text-blinking="false" fo:background-color="transparent" loext:char-shading-value="0" style:font-style-asian="normal" style:font-style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c7ef4" style:text-blinking="false" fo:background-color="transparent" loext:char-shading-value="0" style:font-style-asian="normal" style:font-style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ce024a" style:text-blinking="false" fo:background-color="transparent" loext:char-shading-value="0" style:font-style-asian="normal" style:font-style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4b0597" style:text-blinking="false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4c243" style:text-blinking="false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488e70" style:text-blinking="false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ba3ab2" style:text-blinking="false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4c243" style:text-blinking="false" fo:background-color="transparent" loext:char-shading-value="0"/>
    </style:style>
    <style:style style:name="T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4b0597" style:text-blinking="false" fo:background-color="transparent" loext:char-shading-value="0"/>
    </style:style>
    <style:style style:name="T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33cfd1" style:text-blinking="false" fo:background-color="transparent" loext:char-shading-value="0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ba3ab2" style:text-blinking="false" fo:background-color="transparent" loext:char-shading-value="0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fo:letter-spacing="normal" style:text-underline-style="none" fo:font-weight="bold" officeooo:rsid="0033a517" style:text-blinking="false" fo:background-color="transparent" loext:char-shading-value="0" style:font-name-asian="Inter" style:font-weight-asian="bold" style:font-name-complex="Inter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fo:letter-spacing="normal" style:text-underline-style="none" fo:font-weight="bold" officeooo:rsid="01201d11" style:text-blinking="false" fo:background-color="transparent" loext:char-shading-value="0" style:font-name-asian="Inter" style:font-weight-asian="bold" style:font-name-complex="Inter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fo:letter-spacing="normal" style:text-underline-style="none" style:text-blinking="false" fo:background-color="transparent" loext:char-shading-value="0" style:font-name-asian="Inter" style:font-name-complex="Inter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2af2f2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4c243" style:text-blinking="false" fo:background-color="transparent" loext:char-shading-value="0" style:font-weight-asian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5f8b7b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488e70" style:text-blinking="false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fo:font-variant="normal" fo:text-transform="none" fo:color="#131313" loext:opacity="100%" style:text-line-through-style="none" style:text-line-through-type="none" style:font-name="Calibri" fo:letter-spacing="normal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131313" loext:opacity="100%" style:text-line-through-style="none" style:text-line-through-type="none" style:font-name="Calibri" fo:letter-spacing="normal" fo:font-style="normal" style:text-underline-style="none" fo:font-weight="normal" officeooo:rsid="0037e8b8" style:text-blinking="false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131313" loext:opacity="100%" style:text-line-through-style="none" style:text-line-through-type="none" style:font-name="Calibri" fo:letter-spacing="normal" fo:font-style="normal" style:text-underline-style="none" fo:font-weight="normal" officeooo:rsid="00ddbb37" style:text-blinking="false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fo:font-variant="normal" fo:text-transform="none" fo:color="#131313" loext:opacity="100%" style:text-line-through-style="none" style:text-line-through-type="none" style:font-name="Calibri" fo:letter-spacing="normal" fo:font-style="normal" style:text-underline-style="none" fo:font-weight="normal" officeooo:rsid="010a006c" style:text-blinking="false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131313" loext:opacity="100%" style:text-line-through-style="none" style:text-line-through-type="none" style:font-name="Calibri" fo:letter-spacing="normal" fo:font-style="normal" style:text-underline-style="none" fo:font-weight="normal" style:text-blinking="false" fo:background-color="transparent" loext:char-shading-value="0" style:font-name-asian="Inter" style:font-weight-asian="normal" style:font-name-complex="Inter" style:font-weight-complex="normal"/>
    </style:style>
    <style:style style:name="T90" style:family="text">
      <style:text-properties fo:font-variant="normal" fo:text-transform="none" fo:color="#131313" loext:opacity="100%" style:text-line-through-style="none" style:text-line-through-type="none" style:font-name="Calibri" fo:letter-spacing="normal" fo:font-style="normal" style:text-underline-style="none" fo:font-weight="normal" officeooo:rsid="00d9da08" style:text-blinking="false" fo:background-color="transparent" loext:char-shading-value="0" style:font-name-asian="Inter" style:font-weight-asian="normal" style:font-name-complex="Inter" style:font-weight-complex="normal"/>
    </style:style>
    <style:style style:name="T91" style:family="text">
      <style:text-properties fo:font-variant="normal" fo:text-transform="none" fo:color="#4a86e8" loext:opacity="100%" style:font-name="Calibri" fo:font-style="normal" style:text-underline-style="solid" style:text-underline-width="auto" style:text-underline-color="font-color" fo:font-weight="bold" fo:background-color="transparent" loext:char-shading-value="0"/>
    </style:style>
    <style:style style:name="T92" style:family="text">
      <style:text-properties fo:font-variant="normal" fo:text-transform="none" fo:color="#4a86e8" loext:opacity="100%" style:font-name="Calibri" fo:font-style="normal" style:text-underline-style="solid" style:text-underline-width="auto" style:text-underline-color="font-color" fo:font-weight="bold" officeooo:rsid="0067a963" fo:background-color="transparent" loext:char-shading-value="0"/>
    </style:style>
    <style:style style:name="T93" style:family="text">
      <style:text-properties fo:font-variant="normal" fo:text-transform="none" fo:color="#4a86e8" loext:opacity="100%" style:font-name="Calibri" fo:font-style="normal" style:text-underline-style="solid" style:text-underline-width="auto" style:text-underline-color="font-color" fo:font-weight="bold" officeooo:rsid="007aaec1" fo:background-color="transparent" loext:char-shading-value="0"/>
    </style:style>
    <style:style style:name="T94" style:family="text">
      <style:text-properties fo:font-variant="normal" fo:text-transform="none" fo:color="#4a86e8" loext:opacity="100%" style:font-name="Calibri" fo:font-style="normal" style:text-underline-style="solid" style:text-underline-width="auto" style:text-underline-color="font-color" fo:font-weight="bold" fo:background-color="transparent" loext:char-shading-value="0" style:font-weight-asian="normal" style:font-weight-complex="normal"/>
    </style:style>
    <style:style style:name="T95" style:family="text">
      <style:text-properties fo:font-variant="normal" fo:text-transform="none" fo:color="#4a86e8" loext:opacity="100%" style:font-name="Calibri" fo:font-style="normal" style:text-underline-style="solid" style:text-underline-width="auto" style:text-underline-color="font-color" fo:font-weight="bold" officeooo:rsid="011f6c46" fo:background-color="transparent" loext:char-shading-value="0" style:font-weight-asian="normal" style:font-weight-complex="normal"/>
    </style:style>
    <style:style style:name="T96" style:family="text">
      <style:text-properties fo:font-variant="normal" fo:text-transform="none" fo:color="#4a86e8" loext:opacity="100%" style:font-name="Calibri" fo:font-style="normal" style:text-underline-style="solid" style:text-underline-width="auto" style:text-underline-color="font-color" fo:background-color="transparent" loext:char-shading-value="0"/>
    </style:style>
    <style:style style:name="T97" style:family="text">
      <style:text-properties fo:font-variant="normal" fo:text-transform="none" fo:color="#4a86e8" loext:opacity="100%" style:font-name="Calibri" fo:font-style="normal" style:text-underline-style="solid" style:text-underline-width="auto" style:text-underline-color="font-color" officeooo:rsid="0090424f" fo:background-color="transparent" loext:char-shading-value="0"/>
    </style:style>
    <style:style style:name="T98" style:family="text">
      <style:text-properties fo:font-variant="normal" fo:text-transform="none" fo:color="#4a86e8" loext:opacity="100%" style:font-name="Calibri" fo:font-style="normal" style:text-underline-style="none" fo:font-weight="normal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4a86e8" loext:opacity="100%" style:font-name="Calibri" fo:font-size="14pt" fo:font-style="normal" style:text-underline-style="solid" style:text-underline-width="auto" style:text-underline-color="font-color" fo:font-weight="bold" fo:background-color="transparent" loext:char-shading-value="0" style:font-size-asian="14pt" style:font-size-complex="14pt"/>
    </style:style>
    <style:style style:name="T100" style:family="text">
      <style:text-properties fo:font-variant="normal" fo:text-transform="none" fo:color="#4a86e8" loext:opacity="100%" style:font-name="Calibri" fo:font-size="14pt" fo:font-style="normal" style:text-underline-style="solid" style:text-underline-width="auto" style:text-underline-color="font-color" fo:font-weight="bold" officeooo:rsid="01323f14" fo:background-color="transparent" loext:char-shading-value="0" style:font-size-asian="14pt" style:font-size-complex="14pt"/>
    </style:style>
    <style:style style:name="T101" style:family="text">
      <style:text-properties fo:font-variant="normal" fo:text-transform="none" fo:color="#4a86e8" loext:opacity="100%" fo:font-style="normal" style:text-underline-style="solid" style:text-underline-width="auto" style:text-underline-color="font-color" fo:font-weight="bold" fo:background-color="transparent" loext:char-shading-value="0"/>
    </style:style>
    <style:style style:name="T102" style:family="text">
      <style:text-properties fo:font-variant="normal" fo:text-transform="none" fo:color="#4a86e8" loext:opacity="100%" fo:font-style="normal" style:text-underline-style="solid" style:text-underline-width="auto" style:text-underline-color="font-color" fo:font-weight="bold" officeooo:rsid="00a85740" fo:background-color="transparent" loext:char-shading-value="0"/>
    </style:style>
    <style:style style:name="T103" style:family="text">
      <style:text-properties fo:font-variant="normal" fo:text-transform="none" fo:color="#4a86e8" loext:opacity="100%" fo:font-style="normal" style:text-underline-style="solid" style:text-underline-width="auto" style:text-underline-color="font-color" fo:font-weight="bold" officeooo:rsid="009e6e82" fo:background-color="transparent" loext:char-shading-value="0"/>
    </style:style>
    <style:style style:name="T104" style:family="text">
      <style:text-properties fo:font-variant="normal" fo:text-transform="none" fo:color="#4a86e8" loext:opacity="100%" fo:font-style="normal" style:text-underline-style="solid" style:text-underline-width="auto" style:text-underline-color="font-color" fo:font-weight="bold" officeooo:rsid="010554a6" fo:background-color="transparent" loext:char-shading-value="0"/>
    </style:style>
    <style:style style:name="T105" style:family="text">
      <style:text-properties fo:font-variant="normal" fo:text-transform="none" fo:color="#4a86e8" loext:opacity="100%" fo:font-style="normal" style:text-underline-style="solid" style:text-underline-width="auto" style:text-underline-color="font-color" fo:font-weight="bold" officeooo:rsid="01064f21" fo:background-color="transparent" loext:char-shading-value="0"/>
    </style:style>
    <style:style style:name="T106" style:family="text">
      <style:text-properties fo:font-variant="normal" fo:text-transform="none" fo:color="#4a86e8" loext:opacity="100%" fo:font-style="normal" style:text-underline-style="solid" style:text-underline-width="auto" style:text-underline-color="font-color" fo:font-weight="bold" officeooo:rsid="014e86a8" fo:background-color="transparent" loext:char-shading-value="0"/>
    </style:style>
    <style:style style:name="T107" style:family="text">
      <style:text-properties fo:font-variant="normal" fo:text-transform="none" fo:color="#4a86e8" loext:opacity="100%" fo:font-style="normal" style:text-underline-style="solid" style:text-underline-width="auto" style:text-underline-color="font-color" fo:font-weight="bold" officeooo:rsid="016664d6" fo:background-color="transparent" loext:char-shading-value="0"/>
    </style:style>
    <style:style style:name="T108" style:family="text">
      <style:text-properties fo:font-variant="normal" fo:text-transform="none" fo:color="#4a86e8" loext:opacity="100%" fo:font-style="normal" style:text-underline-style="solid" style:text-underline-width="auto" style:text-underline-color="font-color" fo:font-weight="bold" officeooo:rsid="0166d332" fo:background-color="transparent" loext:char-shading-value="0"/>
    </style:style>
    <style:style style:name="T109" style:family="text">
      <style:text-properties fo:font-variant="normal" fo:text-transform="none" fo:color="#4a86e8" loext:opacity="100%" style:text-line-through-style="none" style:text-line-through-type="none" fo:letter-spacing="normal" style:text-underline-style="solid" style:text-underline-width="auto" style:text-underline-color="font-color" fo:font-weight="bold" officeooo:rsid="00ea56f1" style:text-blinking="false" fo:background-color="transparent" loext:char-shading-value="0" style:font-name-asian="Inter" style:font-name-complex="Inter"/>
    </style:style>
    <style:style style:name="T110" style:family="text">
      <style:text-properties fo:font-variant="normal" fo:text-transform="none" fo:color="#4a86e8" loext:opacity="100%" style:text-line-through-style="none" style:text-line-through-type="none" fo:letter-spacing="normal" style:text-underline-style="solid" style:text-underline-width="auto" style:text-underline-color="font-color" fo:font-weight="bold" officeooo:rsid="00f21fa7" style:text-blinking="false" fo:background-color="transparent" loext:char-shading-value="0" style:font-name-asian="Inter" style:font-name-complex="Inter"/>
    </style:style>
    <style:style style:name="T111" style:family="text">
      <style:text-properties fo:font-variant="normal" fo:text-transform="none" fo:color="#4a86e8" loext:opacity="100%" style:text-line-through-style="none" style:text-line-through-type="none" fo:letter-spacing="normal" style:text-underline-style="solid" style:text-underline-width="auto" style:text-underline-color="font-color" fo:font-weight="bold" officeooo:rsid="0102292e" style:text-blinking="false" fo:background-color="transparent" loext:char-shading-value="0" style:font-name-asian="Inter" style:font-name-complex="Inter"/>
    </style:style>
    <style:style style:name="T112" style:family="text">
      <style:text-properties fo:font-style="italic" officeooo:rsid="00a1db88" style:font-style-asian="italic" style:font-style-complex="italic"/>
    </style:style>
    <style:style style:name="T113" style:family="text">
      <style:text-properties fo:font-style="italic" officeooo:rsid="00a3c732" style:font-style-asian="italic" style:font-style-complex="italic"/>
    </style:style>
    <style:style style:name="T114" style:family="text">
      <style:text-properties fo:font-style="italic" officeooo:rsid="00a5a971" style:font-style-asian="italic" style:font-style-complex="italic"/>
    </style:style>
    <style:style style:name="T115" style:family="text">
      <style:text-properties officeooo:rsid="00174cf8"/>
    </style:style>
    <style:style style:name="T116" style:family="text">
      <style:text-properties officeooo:rsid="001a083d"/>
    </style:style>
    <style:style style:name="T117" style:family="text">
      <style:text-properties fo:font-style="normal" officeooo:rsid="00a747e0" style:font-style-asian="normal" style:font-style-complex="normal"/>
    </style:style>
    <style:style style:name="T118" style:family="text">
      <style:text-properties officeooo:rsid="00530762"/>
    </style:style>
    <style:style style:name="T119" style:family="text">
      <style:text-properties officeooo:rsid="00534481"/>
    </style:style>
    <style:style style:name="T120" style:family="text">
      <style:text-properties officeooo:rsid="005392c1"/>
    </style:style>
    <style:style style:name="T121" style:family="text">
      <style:text-properties officeooo:rsid="0054f31d"/>
    </style:style>
    <style:style style:name="T122" style:family="text">
      <style:text-properties officeooo:rsid="00586ce1"/>
    </style:style>
    <style:style style:name="T123" style:family="text">
      <style:text-properties officeooo:rsid="005875c8"/>
    </style:style>
    <style:style style:name="T124" style:family="text">
      <style:text-properties style:font-name="Calibri" fo:font-style="normal" fo:font-weight="bold" officeooo:rsid="00a747e0" style:font-style-asian="normal" style:font-weight-asian="bold" style:font-style-complex="normal" style:font-weight-complex="bold"/>
    </style:style>
    <style:style style:name="T125" style:family="text">
      <style:text-properties style:font-name="Calibri" fo:font-style="normal" fo:font-weight="bold" officeooo:rsid="00a98e1f" style:font-style-asian="normal" style:font-weight-asian="bold" style:font-style-complex="normal" style:font-weight-complex="bold"/>
    </style:style>
    <style:style style:name="T126" style:family="text">
      <style:text-properties officeooo:rsid="00a0f3cd"/>
    </style:style>
    <style:style style:name="T127" style:family="text">
      <style:text-properties officeooo:rsid="00a1db88"/>
    </style:style>
    <style:style style:name="T128" style:family="text">
      <style:text-properties officeooo:rsid="01037d18"/>
    </style:style>
    <style:style style:name="T129" style:family="text">
      <style:text-properties officeooo:rsid="013ac868"/>
    </style:style>
    <style:style style:name="T130" style:family="text">
      <style:text-properties officeooo:rsid="013cb188"/>
    </style:style>
    <style:style style:name="T131" style:family="text">
      <style:text-properties officeooo:rsid="014712e8"/>
    </style:style>
    <style:style style:name="T132" style:family="text">
      <style:text-properties officeooo:rsid="014d6a5e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1698c3f" style:font-weight-asian="bold" style:font-weight-complex="bold"/>
    </style:style>
    <style:style style:name="T135" style:family="text">
      <style:text-properties fo:font-weight="bold" fo:background-color="#ffff00" loext:char-shading-value="0" style:font-weight-asian="bold" style:font-weight-complex="bold"/>
    </style:style>
    <style:style style:name="T136" style:family="text">
      <style:text-properties fo:font-weight="bold" officeooo:rsid="0180c7f9" fo:background-color="#ffff00" loext:char-shading-value="0" style:font-weight-asian="bold" style:font-weight-complex="bold"/>
    </style:style>
    <style:style style:name="T137" style:family="text">
      <style:text-properties officeooo:rsid="015c9da8"/>
    </style:style>
    <style:style style:name="T138" style:family="text">
      <style:text-properties officeooo:rsid="015da3c0"/>
    </style:style>
    <style:style style:name="T139" style:family="text">
      <style:text-properties officeooo:rsid="0160f7d8"/>
    </style:style>
    <style:style style:name="T140" style:family="text">
      <style:text-properties officeooo:rsid="0162f338"/>
    </style:style>
    <style:style style:name="T141" style:family="text">
      <style:text-properties officeooo:rsid="016a56bf"/>
    </style:style>
    <style:style style:name="T142" style:family="text">
      <style:text-properties officeooo:rsid="016ad51c"/>
    </style:style>
    <style:style style:name="T143" style:family="text">
      <style:text-properties officeooo:rsid="016be35c"/>
    </style:style>
    <style:style style:name="T144" style:family="text">
      <style:text-properties officeooo:rsid="0171f585"/>
    </style:style>
    <style:style style:name="T145" style:family="text">
      <style:text-properties officeooo:rsid="0175207f"/>
    </style:style>
    <style:style style:name="T146" style:family="text">
      <style:text-properties officeooo:rsid="0178e772"/>
    </style:style>
    <style:style style:name="T147" style:family="text">
      <style:text-properties officeooo:rsid="01798790"/>
    </style:style>
    <style:style style:name="T148" style:family="text">
      <style:text-properties officeooo:rsid="017e328f"/>
    </style:style>
    <style:style style:name="T149" style:family="text">
      <style:text-properties fo:background-color="#ffff00" loext:char-shading-value="0"/>
    </style:style>
    <style:style style:name="T150" style:family="text">
      <style:text-properties officeooo:rsid="018936ce"/>
    </style:style>
    <style:style style:name="T151" style:family="text">
      <style:text-properties officeooo:rsid="0189f22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16">D</text:span>esign <text:span text:style-name="T116">D</text:span>ocument <text:span text:style-name="T115">[</text:span><text:span text:style-name="T150">Sprout Land</text:span><text:span text:style-name="T115">]</text:span></text:p>
      <text:p text:style-name="Text_20_body"/>
      <text:h text:style-name="P64" text:outline-level="1"><text:span text:style-name="T92">Genre / </text:span><text:span text:style-name="T91">Game Identity / Mantra:</text:span><text:span text:style-name="T98"> </text:span></text:h>
      <text:p text:style-name="Text_20_body"><text:span text:style-name="T74">List your single sentence description of the game that you will use to guide design decisions. </text:span><text:span text:style-name="T75">(Example: </text:span><text:span text:style-name="T81">S</text:span><text:span text:style-name="T82">tylized </text:span><text:span text:style-name="T83">2D </text:span><text:span text:style-name="T82">action platformer about a meatball fighting the dinner table.</text:span><text:span text:style-name="T70">)</text:span><text:span text:style-name="T71"> List a tentative title for your game based on the identity / mantra. </text:span><text:span text:style-name="T72">(Example: </text:span><text:span text:style-name="T84">Meatballer.</text:span><text:span text:style-name="T72">)</text:span></text:p>
      <text:list text:style-name="L1">
        <text:list-item>
          <text:p text:style-name="P79"><text:span text:style-name="T76">M</text:span><text:span text:style-name="T77">antra:</text:span><text:span text:style-name="T73"> <text:s/></text:span></text:p>
        </text:list-item>
        <text:list-item>
          <text:p text:style-name="P79"><text:span text:style-name="T79">Te</text:span><text:span text:style-name="T78">ntative Title:</text:span><text:span text:style-name="T80"> <text:s/></text:span></text:p>
          <text:p text:style-name="P80"/>
        </text:list-item>
      </text:list>
      <text:h text:style-name="P64" text:outline-level="1"><text:span text:style-name="T91">Design Pillars:</text:span><text:span text:style-name="T98"> </text:span></text:h>
      <text:p text:style-name="Text_20_body"><text:span text:style-name="T30">List up to 3 words/phrases that convey the feeling or emotion you want the player to experience. (Example: </text:span><text:span text:style-name="T9">Fast. Action-packed. Mayhem.</text:span><text:span text:style-name="T30">)</text:span></text:p>
      <text:list text:style-name="L2">
        <text:list-item>
          <text:p text:style-name="P86"><text:span text:style-name="T52">D</text:span><text:span text:style-name="T51">esign Pillars:</text:span><text:span text:style-name="T31"> <text:s/></text:span></text:p>
          <text:p text:style-name="P81"/>
        </text:list-item>
      </text:list>
      <text:h text:style-name="P65" text:outline-level="1"><text:span text:style-name="T95">Story/Gameplay/Mechanics</text:span><text:span text:style-name="T94">:</text:span></text:h>
      <text:p text:style-name="Text_20_body"><text:span text:style-name="T30">List what the game is from a gameplay and/or story perspective. </text:span><text:span text:style-name="T37">What will the player do / </text:span><text:span text:style-name="T38">experience </text:span><text:span text:style-name="T37">in this game? </text:span><text:span text:style-name="T30">(Example: </text:span><text:span text:style-name="T9">This game uses a unique swinging rope mechanic to tell a story about what it means to be a meatball…</text:span><text:span text:style-name="T30">)</text:span></text:p>
      <text:list text:style-name="L3">
        <text:list-item>
          <text:p text:style-name="P87"><text:span text:style-name="T5">Story/Gameplay/</text:span><text:span text:style-name="T6">Mechanics:</text:span><text:span text:style-name="T1"> <text:s/></text:span></text:p>
          <text:p text:style-name="P85"/>
        </text:list-item>
      </text:list>
      <text:h text:style-name="P64" text:outline-level="1"><text:span text:style-name="T91">Art Style / </text:span><text:span text:style-name="T93">Concept Sketch</text:span><text:span text:style-name="T91">:</text:span></text:h>
      <text:p text:style-name="Text_20_body"><text:span text:style-name="T39">List an</text:span><text:span text:style-name="T40">y </text:span><text:span text:style-name="T39">key aspects of the art style you want to use in this game. (Example: </text:span><text:span text:style-name="T10">Pixel Art</text:span><text:span text:style-name="T39">.) </text:span><text:span text:style-name="T41">Include references to lots of images and games that have a similar aesthetic to what you're trying to achieve. </text:span><text:span text:style-name="T42">(Example: </text:span><text:span text:style-name="T11">Super Meat Boy</text:span><text:span text:style-name="T43">) </text:span><text:span text:style-name="T44">Draw some concept art or sketch of what you want the game to look like.</text:span></text:p>
      <text:list text:style-name="L4">
        <text:list-item>
          <text:p text:style-name="P88"><text:span text:style-name="T46">Art Style </text:span><text:span text:style-name="T47">Description</text:span><text:span text:style-name="T46">:</text:span><text:span text:style-name="T31"> <text:s/></text:span></text:p>
        </text:list-item>
        <text:list-item>
          <text:p text:style-name="P88"><text:span text:style-name="T46">R</text:span><text:span text:style-name="T48">eference </text:span><text:span text:style-name="T49">Art</text:span><text:span text:style-name="T48">:</text:span><text:span text:style-name="T31"> <text:s/></text:span></text:p>
        </text:list-item>
        <text:list-item>
          <text:p text:style-name="P88"><text:span text:style-name="T50">Concept Art / Sketch:</text:span><text:span text:style-name="T31"> <text:s/></text:span></text:p>
        </text:list-item>
      </text:list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P51"/>
      <text:h text:style-name="P66" text:outline-level="1"><text:span text:style-name="T96">Interface / </text:span><text:span text:style-name="T97">Controls</text:span><text:span text:style-name="T96">:</text:span></text:h>
      <text:p text:style-name="Text_20_body"><text:span text:style-name="T30">List the player input method, the controls, and how the player interacts with your game. </text:span><text:span text:style-name="T45">(Example: </text:span><text:span text:style-name="T12">Player movement is controlled via</text:span><text:span text:style-name="T13"> keyboard, </text:span><text:span text:style-name="T14">and the player </text:span><text:span text:style-name="T12">can in</text:span><text:span text:style-name="T15">teract with objects using </text:span><text:span text:style-name="T16">spacebar</text:span><text:span text:style-name="T15">.</text:span><text:span text:style-name="T34">)</text:span></text:p>
      <text:list text:style-name="L5">
        <text:list-item>
          <text:p text:style-name="P89"><text:span text:style-name="T53">I</text:span><text:span text:style-name="T54">nterface / </text:span><text:span text:style-name="T55">Controls</text:span><text:span text:style-name="T54">:</text:span><text:span text:style-name="T31"> <text:s/></text:span></text:p>
          <text:list>
            <text:list-item>
              <text:p text:style-name="P82"/>
            </text:list-item>
          </text:list>
        </text:list-item>
      </text:list>
      <text:p text:style-name="P53"/>
      <text:h text:style-name="P67" text:outline-level="1">Music / Sound:</text:h>
      <text:p text:style-name="Text_20_body"><text:span text:style-name="T2">Include links to music and sound design similar to </text:span><text:span text:style-name="T3">w</text:span><text:span text:style-name="T2">hat you're trying to achieve. You can also list the emotional responses that the sound should invoke in the player. </text:span><text:span text:style-name="T4">(Example: </text:span><text:span text:style-name="T7">Enter the Gungeon OST: </text:span><text:a xlink:type="simple" xlink:href="https://www.youtube.com/watch?v=xZzWiFjsbM0" text:style-name="Internet_20_link" text:visited-style-name="Visited_20_Internet_20_Link">https://www.youtube.com/watch?v=xZzWiFjsbM0</text:a><text:span text:style-name="T7">. </text:span><text:span text:style-name="T8">Foreboding. Tense. Exhilarating.</text:span><text:span text:style-name="T7">)</text:span></text:p>
      <text:list text:style-name="L6">
        <text:list-item>
          <text:p text:style-name="P90"><text:span text:style-name="T56">M</text:span><text:span text:style-name="T57">usic / Sound:</text:span><text:span text:style-name="T31"> <text:s/></text:span></text:p>
          <text:list>
            <text:list-item>
              <text:p text:style-name="P83"/>
            </text:list-item>
          </text:list>
        </text:list-item>
      </text:list>
      <text:p text:style-name="P52"/>
      <text:h text:style-name="P70" text:outline-level="1"><text:soft-page-break/><text:span text:style-name="T102">Unique</text:span><text:span text:style-name="T103"> Features</text:span><text:span text:style-name="T101">:</text:span></text:h>
      <text:p text:style-name="Text_20_body">List <text:span text:style-name="T126">any other</text:span> cool features or unique elements that you want to include in your game. <text:span text:style-name="T118">This </text:span><text:span text:style-name="T123">can</text:span><text:span text:style-name="T120"> </text:span><text:span text:style-name="T118">expand </text:span><text:span text:style-name="T120">on concepts from your</text:span><text:span text:style-name="T118"> </text:span><text:span text:style-name="T119">design pillars </text:span><text:span text:style-name="T118">(story, </text:span><text:span text:style-name="T121">visual style</text:span><text:span text:style-name="T118">, </text:span><text:span text:style-name="T121">design pillars, </text:span><text:span text:style-name="T118">gameplay </text:span><text:span text:style-name="T121">mechanics</text:span><text:span text:style-name="T118">.</text:span><text:span text:style-name="T122">) </text:span><text:span text:style-name="T127">(Example: </text:span><text:span text:style-name="T112">When the </text:span><text:span text:style-name="T113">player</text:span><text:span text:style-name="T112"> presses spacebar, they stick to whatever object that they are touching </text:span><text:span text:style-name="T113">such as the rope. The player </text:span><text:span text:style-name="T114">can then perform unique actions with that object, such as swinging on the rope. The player can press spacebar again to “unstick”.</text:span><text:span text:style-name="T117">)</text:span></text:p>
      <text:list text:style-name="L7">
        <text:list-item>
          <text:p text:style-name="P91"><text:span text:style-name="T124">U</text:span><text:span text:style-name="T125">nique features:</text:span><text:span text:style-name="T31"> <text:s/></text:span></text:p>
          <text:list>
            <text:list-item>
              <text:p text:style-name="P84"/>
            </text:list-item>
          </text:list>
        </text:list-item>
      </text:list>
      <text:p text:style-name="P54"/>
      <text:h text:style-name="P68" text:outline-level="1">Development Roadmap / Launch Criteria:</text:h>
      <text:p text:style-name="Text_20_body"><text:span text:style-name="T62">List your t</text:span><text:span text:style-name="T63">arget</text:span><text:span text:style-name="T64"> </text:span><text:span text:style-name="T62">r</text:span><text:span text:style-name="T63">elease </text:span><text:span text:style-name="T62">p</text:span><text:span text:style-name="T63">latform</text:span><text:span text:style-name="T62">(s), </text:span><text:span text:style-name="T68">audience, game resolution and asset size</text:span><text:span text:style-name="T62">. </text:span><text:span text:style-name="T65">This is good to think about early, as it will heavily influence </text:span><text:span text:style-name="T66">the</text:span><text:span text:style-name="T65"> </text:span><text:span text:style-name="T67">assets</text:span><text:span text:style-name="T65"> </text:span><text:span text:style-name="T66">used and </text:span><text:span text:style-name="T65">the </text:span><text:span text:style-name="T66">overall </text:span><text:span text:style-name="T65">design of your gam</text:span><text:span text:style-name="T69">e.</text:span></text:p>
      <text:list text:style-name="L8">
        <text:list-item>
          <text:p text:style-name="P92"><text:span text:style-name="T58">T</text:span><text:span text:style-name="T59">arget audience:</text:span><text:span text:style-name="T31"> </text:span><text:span text:style-name="T32">(Example: </text:span><text:span text:style-name="T35">Age/gender/interests.</text:span><text:span text:style-name="T36">)</text:span></text:p>
          <text:list>
            <text:list-item>
              <text:p text:style-name="P92"/>
            </text:list-item>
          </text:list>
        </text:list-item>
        <text:list-item>
          <text:p text:style-name="P92"><text:span text:style-name="T18">Target platform</text:span><text:span text:style-name="T19">(s)</text:span><text:span text:style-name="T18">:</text:span><text:span text:style-name="T23"> <text:s/></text:span><text:span text:style-name="T24">(Example: </text:span><text:span text:style-name="T25">Steam/Google Play/iOS/Web.</text:span><text:span text:style-name="T27">)</text:span></text:p>
          <text:list>
            <text:list-item>
              <text:p text:style-name="P92"/>
            </text:list-item>
          </text:list>
        </text:list-item>
        <text:list-item>
          <text:p text:style-name="P92"><text:span text:style-name="T60">Target </text:span><text:span text:style-name="T61">r</text:span><text:span text:style-name="T60">esolution:</text:span><text:span text:style-name="T31"> <text:s/></text:span><text:span text:style-name="T33">(Example: </text:span><text:span text:style-name="T85">1920x1080</text:span><text:span text:style-name="T87">p</text:span><text:span text:style-name="T86">.</text:span><text:span text:style-name="T88">)</text:span></text:p>
          <text:list>
            <text:list-item>
              <text:p text:style-name="P92"/>
            </text:list-item>
          </text:list>
        </text:list-item>
        <text:list-item>
          <text:p text:style-name="P92"><text:span text:style-name="T20">Target s</text:span><text:span text:style-name="T21">prite </text:span><text:span text:style-name="T22">resolution:</text:span><text:span text:style-name="T26"> <text:s/></text:span><text:span text:style-name="T28">(Example: </text:span><text:span text:style-name="T89">256x256 / 128x128 / </text:span><text:span text:style-name="T90">6</text:span><text:span text:style-name="T89">4x64</text:span><text:span text:style-name="T17">.</text:span><text:span text:style-name="T29">)</text:span></text:p>
          <text:list>
            <text:list-item>
              <text:p text:style-name="P92"/>
            </text:list-item>
          </text:list>
        </text:list-item>
      </text:list>
      <text:p text:style-name="Text_20_body"/>
      <text:h text:style-name="P71" text:outline-level="1"><text:span text:style-name="T111">Project </text:span><text:span text:style-name="T110">Milestones</text:span><text:span text:style-name="T109">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1">Milestone</text:p>
          </table:table-cell>
          <table:table-cell table:style-name="Table1.C1" office:value-type="string">
            <text:p text:style-name="P41">Date <text:span text:style-name="T130">Complete</text:span>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Godot Components</text:p>
          </table:table-cell>
          <table:table-cell table:style-name="Table1.C2" office:value-type="string">
            <text:p text:style-name="P15">DD/MM/YYYY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Mechanic<text:span text:style-name="T130">s</text:span></text:p>
          </table:table-cell>
          <table:table-cell table:style-name="Table1.C2" office:value-type="string">
            <text:p text:style-name="P11">DD/MM/YYYY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Boss fights</text:p>
          </table:table-cell>
          <table:table-cell table:style-name="Table1.C2" office:value-type="string">
            <text:p text:style-name="P12">DD/MM/YYYY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8">Level<text:span text:style-name="T130">s</text:span></text:p>
          </table:table-cell>
          <table:table-cell table:style-name="Table1.C2" office:value-type="string">
            <text:p text:style-name="P12">DD/MM/YYYY</text:p>
          </table:table-cell>
        </table:table-row>
        <table:table-row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8">Sounds</text:p>
          </table:table-cell>
          <table:table-cell table:style-name="Table1.C2" office:value-type="string">
            <text:p text:style-name="P13">DD/MM/YYYY</text:p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0">Polish / <text:span text:style-name="T128">Backlog</text:span></text:p>
          </table:table-cell>
          <table:table-cell table:style-name="Table1.C2" office:value-type="string">
            <text:p text:style-name="P12">DD/MM/YYYY</text:p>
          </table:table-cell>
        </table:table-row>
        <table:table-row table:style-name="Table1.8"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0">Launch Day</text:p>
          </table:table-cell>
          <table:table-cell table:style-name="Table1.C2" office:value-type="string">
            <text:p text:style-name="P12">DD/MM/YYYY</text:p>
          </table:table-cell>
        </table:table-row>
      </table:table>
      <text:p text:style-name="P50"/>
      <text:h text:style-name="P72" text:outline-level="1"><text:soft-page-break/><text:span text:style-name="T104">Backlog </text:span><text:span text:style-name="T105">F</text:span><text:span text:style-name="T104">eatures</text:span><text:span text:style-name="T101">:</text:span></text:h>
      <text:p text:style-name="Text_20_body">- </text:p>
      <text:p text:style-name="Text_20_body">- </text:p>
      <text:p text:style-name="Text_20_body">- </text:p>
      <text:p text:style-name="Text_20_body">- </text:p>
      <text:p text:style-name="Text_20_body">- </text:p>
      <text:h text:style-name="P75" text:outline-level="1"><text:span text:style-name="T100">Components</text:span><text:span text:style-name="T99">: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4">Component</text:p>
          </table:table-cell>
          <table:table-cell table:style-name="Table3.A1" office:value-type="string">
            <text:p text:style-name="P45">extends</text:p>
          </table:table-cell>
          <table:table-cell table:style-name="Table3.A1" office:value-type="string">
            <text:p text:style-name="P46"><text:span text:style-name="T132">Inspector </text:span>variables</text:p>
          </table:table-cell>
          <table:table-cell table:style-name="Table3.E1" office:value-type="string">
            <text:p text:style-name="P42">Date <text:span text:style-name="T129">Complete</text:span></text:p>
          </table:table-cell>
        </table:table-row>
        <table:table-row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23">health_component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E2" office:value-type="string">
            <text:p text:style-name="P14">DD/MM/YYYY</text:p>
          </table:table-cell>
        </table:table-row>
        <table:table-row>
          <table:table-cell table:style-name="Table3.A2" office:value-type="string">
            <text:p text:style-name="P6">2</text:p>
          </table:table-cell>
          <table:table-cell table:style-name="Table3.A2" office:value-type="string">
            <text:p text:style-name="P30">death_component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34">health_component</text:p>
          </table:table-cell>
          <table:table-cell table:style-name="Table3.E2" office:value-type="string">
            <text:p text:style-name="P17">DD/MM/YYYY</text:p>
          </table:table-cell>
        </table:table-row>
        <table:table-row>
          <table:table-cell table:style-name="Table3.A2" office:value-type="string">
            <text:p text:style-name="P37">3</text:p>
          </table:table-cell>
          <table:table-cell table:style-name="Table3.A2" office:value-type="string">
            <text:p text:style-name="P37">attack_component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33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9">4</text:p>
          </table:table-cell>
          <table:table-cell table:style-name="Table3.A2" office:value-type="string">
            <text:p text:style-name="P27">hitbox_component</text:p>
          </table:table-cell>
          <table:table-cell table:style-name="Table3.A2" office:value-type="string">
            <text:p text:style-name="P32">Area2D</text:p>
          </table:table-cell>
          <table:table-cell table:style-name="Table3.A2" office:value-type="string">
            <text:p text:style-name="P33">health_component</text:p>
          </table:table-cell>
          <table:table-cell table:style-name="Table3.E2" office:value-type="string">
            <text:p text:style-name="P14">DD/MM/YYYY</text:p>
          </table:table-cell>
        </table:table-row>
        <table:table-row>
          <table:table-cell table:style-name="Table3.A2" office:value-type="string">
            <text:p text:style-name="P21">5</text:p>
          </table:table-cell>
          <table:table-cell table:style-name="Table3.A2" office:value-type="string">
            <text:p text:style-name="P28">h<text:span text:style-name="T131">urt</text:span>box_component</text:p>
          </table:table-cell>
          <table:table-cell table:style-name="Table3.A2" office:value-type="string">
            <text:p text:style-name="P32">Area2D</text:p>
          </table:table-cell>
          <table:table-cell table:style-name="Table3.A2" office:value-type="string">
            <text:p text:style-name="P9"/>
          </table:table-cell>
          <table:table-cell table:style-name="Table3.E2" office:value-type="string">
            <text:p text:style-name="P14">DD/MM/YYYY</text:p>
          </table:table-cell>
        </table:table-row>
        <table:table-row table:style-name="Table3.7">
          <table:table-cell table:style-name="Table3.A2" office:value-type="string">
            <text:p text:style-name="P21">6</text:p>
          </table:table-cell>
          <table:table-cell table:style-name="Table3.A2" office:value-type="string">
            <text:p text:style-name="P38">velocity_component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E2" office:value-type="string">
            <text:p text:style-name="P17">DD/MM/YYYY</text:p>
          </table:table-cell>
        </table:table-row>
      </table:table>
      <text:p text:style-name="P55"/>
      <text:h text:style-name="P73" text:outline-level="1"><text:span text:style-name="T106">Objects</text:span><text:span text:style-name="T101">: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7">Object</text:p>
          </table:table-cell>
          <table:table-cell table:style-name="Table4.A1" office:value-type="string">
            <text:p text:style-name="P48">Components</text:p>
          </table:table-cell>
          <table:table-cell table:style-name="Table4.D1" office:value-type="string">
            <text:p text:style-name="P43">Date <text:span text:style-name="T129">Complete</text:span></text:p>
          </table:table-cell>
        </table:table-row>
        <table:table-row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35">Player</text:p>
          </table:table-cell>
          <table:table-cell table:style-name="Table4.A2" office:value-type="string">
            <text:p text:style-name="P39">velocity_component</text:p>
            <text:p text:style-name="P24">health_component</text:p>
            <text:p text:style-name="P31">death_component</text:p>
            <text:p text:style-name="P29">hitbox_component</text:p>
            <text:p text:style-name="P29">h<text:span text:style-name="T131">urt</text:span>box_component</text:p>
          </table:table-cell>
          <table:table-cell table:style-name="Table4.D2" office:value-type="string">
            <text:p text:style-name="P16">DD/MM/YYYY</text:p>
          </table:table-cell>
        </table:table-row>
        <table:table-row>
          <table:table-cell table:style-name="Table4.A2" office:value-type="string">
            <text:p text:style-name="P7">2</text:p>
          </table:table-cell>
          <table:table-cell table:style-name="Table4.A2" office:value-type="string">
            <text:p text:style-name="P36">Enemy</text:p>
          </table:table-cell>
          <table:table-cell table:style-name="Table4.A2" office:value-type="string">
            <text:p text:style-name="P40">velocity_component</text:p>
            <text:p text:style-name="P25">health_component</text:p>
            <text:p text:style-name="P31">death_component</text:p>
            <text:p text:style-name="P29">hitbox_component</text:p>
            <text:p text:style-name="P29">h<text:span text:style-name="T131">urt</text:span>box_component</text:p>
          </table:table-cell>
          <table:table-cell table:style-name="Table4.D2" office:value-type="string">
            <text:p text:style-name="P16">DD/MM/YYYY</text:p>
          </table:table-cell>
        </table:table-row>
        <table:table-row>
          <table:table-cell table:style-name="Table4.A2" office:value-type="string">
            <text:p text:style-name="P78">3</text:p>
          </table:table-cell>
          <table:table-cell table:style-name="Table4.A2" office:value-type="string">
            <text:p text:style-name="P78">Tree</text:p>
          </table:table-cell>
          <table:table-cell table:style-name="Table4.A2" office:value-type="string">
            <text:p text:style-name="P40"/>
          </table:table-cell>
          <table:table-cell table:style-name="Table4.D2" office:value-type="string">
            <text:p text:style-name="P16"/>
          </table:table-cell>
        </table:table-row>
      </table:table>
      <text:p text:style-name="P56"/>
      <text:h text:style-name="P69" text:outline-level="1">Style Guide:</text:h>
      <text:p text:style-name="P57">Use <text:span text:style-name="T133">PascalCase</text:span> for node names <text:span text:style-name="T139">and class names</text:span>, as this matches built-in node casing.</text:p>
      <text:p text:style-name="P57">Use <text:span text:style-name="T133">snake_case</text:span> for <text:span text:style-name="T137">functions, </text:span><text:span text:style-name="T140">variables,</text:span><text:span text:style-name="T137"> </text:span>folder and file names (with the exception of <text:span text:style-name="T133">scripts</text:span>). <text:span text:style-name="T138">For scripts it is</text:span> convention to name them after the class name, which should be in PascalCase.</text:p>
      <text:p text:style-name="P56"/>
      <text:h text:style-name="P74" text:outline-level="1"><text:span text:style-name="T107">File </text:span><text:span text:style-name="T108">S</text:span><text:span text:style-name="T107">tructure</text:span><text:span text:style-name="T101">:</text:span></text:h>
      <text:p text:style-name="P58"><text:span text:style-name="T134">e</text:span><text:span text:style-name="T133">ntities </text:span>(players, enemies, <text:span text:style-name="T148">collectibles</text:span>)</text:p>
      <text:p text:style-name="P59"><text:soft-page-break/><text:span text:style-name="T135">global</text:span><text:span text:style-name="T133"> </text:span><text:span text:style-name="T141">(autoloads—</text:span><text:span text:style-name="T142">saving/loading, </text:span><text:span text:style-name="T143">global </text:span><text:span text:style-name="T141">Game </text:span><text:span text:style-name="T143">variables</text:span><text:span text:style-name="T141">, Utils)</text:span></text:p>
      <text:p text:style-name="P62"><text:span text:style-name="T136">assets</text:span> (<text:span text:style-name="T146">UI elements or sprites </text:span>used across multiple scenes<text:span text:style-name="T147">)</text:span></text:p>
      <text:p text:style-name="P63"><text:span text:style-name="T135">components</text:span> (custom components used across multiple scenes)</text:p>
      <text:p text:style-name="P60"><text:span text:style-name="T133">menus</text:span> (for scenes that are used as standalone 2d menus, or popups)</text:p>
      <text:p text:style-name="P61"><text:span text:style-name="T135">scenes</text:span><text:span text:style-name="T149"> </text:span>(scenes where a player will probably be)</text:p>
      <text:p text:style-name="P61"><text:tab/>...<text:span text:style-name="T144">world</text:span></text:p>
      <text:p text:style-name="P61"><text:tab/><text:tab/>…<text:span text:style-name="T145">assets</text:span></text:p>
      <text:p text:style-name="P61"/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Inter" svg:font-family="In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true" fo:line-height="138%" fo:text-indent="0in" style:auto-text-indent="false" style:writing-mode="lr-tb"/>
      <style:text-properties style:font-name="Calibri1" fo:font-family="Calibri" style:font-style-name="Regular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true" fo:line-height="138%" style:writing-mode="lr-tb"/>
      <style:text-properties style:font-name="Calibri1" fo:font-family="Calibri" style:font-style-name="Regular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100%" fo:text-align="end" style:justify-single-word="false"/>
      <style:text-properties fo:color="#666666" loext:opacity="100%"/>
    </style:style>
    <style:style style:name="MT1" style:family="text">
      <style:text-properties officeooo:rsid="0189f22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8</text:span>|<text:span text:style-name="MT1">21</text:span>|<text:span text:style-name="MT1">2023</text:span></text:p>
        <text:p text:style-name="MP1">Game Design Document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04:51:14.157000000</meta:creation-date>
    <meta:generator>LibreOffice/7.5.4.2$Windows_X86_64 LibreOffice_project/36ccfdc35048b057fd9854c757a8b67ec53977b6</meta:generator>
    <dc:date>2023-08-21T20:58:30.837000000</dc:date>
    <meta:editing-duration>PT3H21M48S</meta:editing-duration>
    <meta:editing-cycles>366</meta:editing-cycles>
    <meta:document-statistic meta:table-count="4" meta:image-count="0" meta:object-count="0" meta:page-count="6" meta:paragraph-count="133" meta:word-count="630" meta:character-count="4104" meta:non-whitespace-character-count="3589"/>
  </office:meta>
</office:document-meta>
</file>